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i-monospace" svg:font-family="ui-monospace, SFMono-Regular, 'SF Mono', Menlo, Consolas, 'Liberation Mono', monospace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able_20_Contents">
      <style:paragraph-properties style:line-height-at-least="0.529cm"/>
      <style:text-properties style:font-name="ui-monospace" fo:font-size="9pt"/>
    </style:style>
    <style:style style:name="P2" style:family="paragraph" style:parent-style-name="Table_20_Contents">
      <style:text-properties fo:font-size="2pt" style:font-size-asian="2pt" style:font-size-complex="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reate database university_db;</text:p>
      <text:p text:style-name="Standard"/>
      <text:p text:style-name="Standard">create table KBTU</text:p>
      <text:p text:style-name="Standard">(</text:p>
      <text:p text:style-name="Standard"><text:s text:c="4"/>id char(10) primary key,</text:p>
      <text:p text:style-name="Standard"><text:s text:c="4"/>name varchar(20),</text:p>
      <text:p text:style-name="Standard"><text:s text:c="4"/>dept_name varchar(20),</text:p>
      <text:p text:style-name="Standard"><text:s text:c="4"/>salary numeric(8,2) check(salary &gt; 0)</text:p>
      <text:p text:style-name="Standard">);</text:p>
      <text:p text:style-name="Standard"/>
      <text:p text:style-name="Standard">alter database university_db rename to KBTU_DB;</text:p>
      <text:p text:style-name="Standard"/>
      <text:p text:style-name="Standard">drop database KBTU_DB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i-monospace" svg:font-family="ui-monospace, SFMono-Regular, 'SF Mono', Menlo, Consolas, 'Liberation Mono', monospace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23T16:01:01.075000000</meta:creation-date>
    <dc:date>2021-09-23T16:06:41.058000000</dc:date>
    <meta:editing-duration>PT5M40S</meta:editing-duration>
    <meta:editing-cycles>1</meta:editing-cycles>
    <meta:document-statistic meta:table-count="0" meta:image-count="0" meta:object-count="0" meta:page-count="1" meta:paragraph-count="10" meta:word-count="30" meta:character-count="235" meta:non-whitespace-character-count="199"/>
    <meta:generator>Neat_Office/6.2.8.2$Windows_x86 LibreOffice_project/</meta:generator>
  </office:meta>
</office:document-meta>
</file>